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4" table:style-name="ce2">
            <text:p>24</text:p>
          </table:table-cell>
          <table:table-cell office:value-type="float" office:value="27" table:style-name="ce3">
            <text:p>27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15" table:style-name="ce3">
            <text:p>15</text:p>
          </table:table-cell>
          <table:table-cell office:value-type="float" office:value="15" table:style-name="ce3">
            <text:p>15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float" office:value="28" table:style-name="ce3">
            <text:p>28</text:p>
          </table:table-cell>
          <table:table-cell office:value-type="float" office:value="21" table:style-name="ce3">
            <text:p>21</text:p>
          </table:table-cell>
          <table:table-cell office:value-type="float" office:value="18" table:style-name="ce3">
            <text:p>18</text:p>
          </table:table-cell>
          <table:table-cell office:value-type="float" office:value="27" table:style-name="ce3">
            <text:p>27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4">
            <text:p>16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6">
            <text:p>16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0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6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6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6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6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office:value-type="float" office:value="23" table:style-name="ce7">
            <text:p>23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27" table:style-name="ce7">
            <text:p>27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13" table:style-name="ce7">
            <text:p>13</text:p>
          </table:table-cell>
          <table:table-cell office:value-type="float" office:value="29" table:style-name="ce7">
            <text:p>29</text:p>
          </table:table-cell>
          <table:table-cell office:value-type="float" office:value="24" table:style-name="ce7">
            <text:p>24</text:p>
          </table:table-cell>
          <table:table-cell office:value-type="float" office:value="18" table:style-name="ce9">
            <text:p>18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3:32Z</dc:date>
  </office:meta>
</office:document-meta>
</file>